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text-position="0% 100%" fo:font-style="normal" fo:font-weight="normal" officeooo:paragraph-rsid="001d995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position="0% 100%" fo:font-weight="normal" officeooo:paragraph-rsid="001ed9c3" style:font-weight-asian="normal" style:font-weight-complex="normal"/>
    </style:style>
    <style:style style:name="P10" style:family="paragraph" style:parent-style-name="Standard">
      <style:text-properties style:text-position="0% 100%" fo:font-weight="normal" officeooo:paragraph-rsid="001ed9c3" style:font-weight-asian="normal" style:font-weight-complex="normal"/>
    </style:style>
    <style:style style:name="P11" style:family="paragraph" style:parent-style-name="Standard">
      <style:text-properties style:text-position="0% 100%" fo:font-weight="bold" style:font-weight-asian="bold" style:font-weight-complex="bold"/>
    </style:style>
    <style:style style:name="P12" style:family="paragraph" style:parent-style-name="Standard" style:list-style-name="L1">
      <style:text-properties style:text-position="0% 100%" fo:font-weight="normal" officeooo:paragraph-rsid="0028717f" style:font-weight-asian="normal" style:font-weight-complex="normal"/>
    </style:style>
    <style:style style:name="P13" style:family="paragraph" style:parent-style-name="Standard" style:list-style-name="L1">
      <style:text-properties style:text-position="0% 100%" fo:font-weight="normal" officeooo:paragraph-rsid="002d5cc9" style:font-weight-asian="normal" style:font-weight-complex="normal"/>
    </style:style>
    <style:style style:name="P14" style:family="paragraph" style:parent-style-name="Standard" style:list-style-name="L1">
      <style:text-properties style:text-position="0% 100%" fo:font-weight="normal" officeooo:paragraph-rsid="001d9957" style:font-weight-asian="normal" style:font-weight-complex="normal"/>
    </style:style>
    <style:style style:name="P15" style:family="paragraph" style:parent-style-name="Standard" style:list-style-name="L2">
      <style:text-properties style:text-position="0% 100%" fo:font-style="normal" fo:font-weight="normal" officeooo:rsid="001b307d" officeooo:paragraph-rsid="002704bd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d5cc9" style:font-style-asian="normal" style:font-style-complex="normal"/>
    </style:style>
    <style:style style:name="T4" style:family="text">
      <style:text-properties style:text-position="sub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b15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ar non-homogeneous recurrence relations</text:p>
      <text:p text:style-name="P2"/>
      <text:p text:style-name="P11">Solution to a linear non-homogeneous recurrence relation of order k</text:p>
      <text:p text:style-name="P10">The solution to a linear non-homogeneous recurrence relation of order <text:span text:style-name="T1">k,</text:span></text:p>
      <text:p text:style-name="P9"><text:span text:style-name="T1"><text:s/></text:span><text:span text:style-name="T1"><draw:frame draw:style-name="fr1" draw:name="Object13" text:anchor-type="as-char" svg:y="-0.152in" svg:width="2.5543in" svg:height="0.213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</text:span><text:span text:style-name="T2">is </text:span><text:span text:style-name="T2"><draw:frame draw:style-name="fr1" draw:name="Object14" text:anchor-type="as-char" svg:y="-0.1752in" svg:width="0.9071in" svg:height="0.235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>where</text:p>
      <text:list xml:id="list2067729623329676909" text:style-name="L1">
        <text:list-item>
          <text:p text:style-name="P12"><text:span text:style-name="T1"><draw:frame draw:style-name="fr1" draw:name="Object18" text:anchor-type="as-char" svg:y="-0.172in" svg:width="2.5634in" svg:height="0.233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 </text:span></text:p>
        </text:list-item>
        <text:list-item>
          <text:p text:style-name="P13"><text:span text:style-name="T3"><draw:frame draw:style-name="fr1" draw:name="Object3" text:anchor-type="as-char" svg:y="-0.1744in" svg:width="0.302in" svg:height="0.2346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3"> is a particular solution given by </text:span><text:span text:style-name="T2"><draw:frame draw:style-name="fr1" draw:name="Object2" text:anchor-type="as-char" svg:y="-0.5075in" svg:width="6.9083in" svg:height="0.9811in" draw:z-index="7"><draw:object xlink:href="./Object 12" xlink:type="simple" xlink:show="embed" xlink:actuate="onLoad"/><draw:image xlink:href="./ObjectReplacements/Object 12" xlink:type="simple" xlink:show="embed" xlink:actuate="onLoad"/></draw:frame></text:span><text:span text:style-name="T2"> </text:span></text:p>
        </text:list-item>
        <text:list-item>
          <text:p text:style-name="P14"><text:span text:style-name="T2"><text:s/></text:span><text:span text:style-name="T2"><draw:frame draw:style-name="fr1" draw:name="Object17" text:anchor-type="as-char" svg:y="-0.1744in" svg:width="0.2917in" svg:height="0.23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 is the solution of the homogeneous part, </text:span><text:span text:style-name="T1"><draw:frame draw:style-name="fr1" draw:name="Object15" text:anchor-type="as-char" svg:y="-0.1484in" svg:width="2.1339in" svg:height="0.2098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 </text:span></text:p>
        </text:list-item>
      </text:list>
      <text:list xml:id="list2204490781542707736" text:style-name="L2">
        <text:list-header>
          <text:p text:style-name="P15"/>
        </text:list-header>
      </text:list>
      <text:p text:style-name="P3"/>
      <text:p text:style-name="P6">What is a particular solution to a recurrence relation?</text:p>
      <text:p text:style-name="P3">The solution to a recurrence relation is a sequence, &lt;a<text:span text:style-name="T4">1</text:span>, a<text:span text:style-name="T4">2</text:span>, …&gt;. A particular solution is any one element of this sequence. A general solution is an equality which expresses all the elements of the sequence <text:span text:style-name="T6">in generic terms</text:span>. Thus the solution to a non-homogeneous equation can be expressed as the sum of the homogeneous part of the recurrence relation and some particular solution of the recurrence relation.</text:p>
      <text:p text:style-name="P3"/>
      <text:p text:style-name="P7">Examples</text:p>
      <text:p text:style-name="P6">Minimum number of moves to solve the Tower of Hanoi problem</text:p>
      <text:p text:style-name="P4"><draw:frame draw:style-name="fr1" draw:name="Object27" text:anchor-type="as-char" svg:y="-0.4354in" svg:width="6.7154in" svg:height="0.836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i.e., the number of moves to move n disks = Number of moves to move n-1 disks to the left + 1 move to move the n'th disk to the right + Number of moves to move the n-1 disks to the right</text:p>
      <text:p text:style-name="P4"/>
      <text:p text:style-name="P6">Number of comparisons to find minimum and maximum</text:p>
      <text:p text:style-name="P3"><draw:frame draw:style-name="fr1" draw:name="Object29" text:anchor-type="as-char" svg:y="-0.3398in" svg:width="6.8154in" svg:height="0.6437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>The number of comparisons is the number of comparisons to find the minimum/maximum in each half and one more to find the minimum/maximum among the minimum/maximum of the two halfs</text:p>
      <text:p text:style-name="P4"/>
      <text:p text:style-name="P8">Number of strings formed of {1, 2, …, m}, of length 'n' with even number of 1's</text:p>
      <text:p text:style-name="P4"><draw:frame draw:style-name="fr1" draw:name="Object1" text:anchor-type="as-char" svg:y="-0.4465in" svg:width="6.1681in" svg:height="0.8583in" draw:z-index="6"><draw:object xlink:href="./Object 11" xlink:type="simple" xlink:show="embed" xlink:actuate="onLoad"/><draw:image xlink:href="./ObjectReplacements/Object 11" xlink:type="simple" xlink:show="embed" xlink:actuate="onLoad"/></draw:frame></text:p>
      <text:p text:style-name="P4">i.e., The number of strings of length n with even number of ones</text:p>
      <text:p text:style-name="P4"><text:tab/>= Number of such strings of length n-1 with each of the remaining m-1 symbols in the n'th place + Number of strings of length n-1 with an <text:span text:style-name="T5">odd number of 1's</text:span> with a 1 appended to it in the n'th place</text:p>
      <text:p text:style-name="P4">Number of strings of length n-1 with an <text:span text:style-name="T5">odd number of 1's </text:span>= Total number of strings of length n-1 – Number of strings of length n-1 with an even number of 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8-11T13:22:48</meta:creation-date>
    <dc:date>2013-10-01T07:06:42</dc:date>
    <dc:creator>Kempa </dc:creator>
    <meta:editing-duration>PT4H38M4S</meta:editing-duration>
    <meta:editing-cycles>25</meta:editing-cycles>
    <meta:generator>LibreOffice/4.0.2.2$Linux_x86 LibreOffice_project/400m0$Build-2</meta:generator>
    <meta:document-statistic meta:table-count="0" meta:image-count="0" meta:object-count="10" meta:page-count="1" meta:paragraph-count="22" meta:word-count="318" meta:character-count="1722" meta:non-whitespace-character-count="1413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a</mi>
              <mi>n</mi>
            </msub>
            <mi>,</mi>
            <mi mathvariant="italic">the</mi>
            <mi mathvariant="italic">minimum</mi>
            <mi mathvariant="italic">number</mi>
            <mi mathvariant="italic">of</mi>
            <mi mathvariant="italic">moves</mi>
            <mtext>to</mtext>
            <mi mathvariant="italic">move</mi>
            <mi>n</mi>
            <mi mathvariant="italic">disks</mi>
            <mi mathvariant="italic">can</mi>
            <mi mathvariant="italic">be</mi>
            <mi mathvariant="italic">represented</mi>
            <mi mathvariant="italic">by</mi>
            <mi mathvariant="italic">the</mi>
            <mi mathvariant="italic">linear</mi>
            <mrow>
              <mi mathvariant="italic">non</mi>
              <mo stretchy="false">−</mo>
              <mi mathvariant="italic">homogeneous</mi>
            </mrow>
          </mrow>
        </mtd>
      </mtr>
      <mtr>
        <mtd>
          <mrow>
            <mi mathvariant="italic">recurrence</mi>
            <mi mathvariant="italic">relation</mi>
          </mrow>
        </mtd>
      </mtr>
      <mtr>
        <mtd>
          <mrow>
            <mrow>
              <msub>
                <mi>a</mi>
                <mi>n</mi>
              </msub>
              <mo stretchy="false">=</mo>
              <mrow>
                <mrow>
                  <msub>
                    <mi>a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  <mo stretchy="false">+</mo>
                  <mn>1</mn>
                </mrow>
                <mo stretchy="false">+</mo>
                <msub>
                  <mi>a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</mrow>
            <mi>,</mi>
            <mrow>
              <mi>n</mi>
              <mo stretchy="false">≥</mo>
              <mn>2</mn>
            </mrow>
          </mrow>
        </mtd>
      </mtr>
      <mtr>
        <mtd>
          <mrow>
            <mi mathvariant="italic">Initial</mi>
            <mi mathvariant="italic">conditions</mi>
            <mi mathvariant="normal">:</mi>
            <mrow>
              <msub>
                <mi>a</mi>
                <mn>1</mn>
              </msub>
              <mo stretchy="false">=</mo>
              <mn>1</mn>
            </mrow>
          </mrow>
        </mtd>
      </mtr>
    </mtable>
    <annotation encoding="StarMath 5.0">a_n, the minimum number of moves "to" move n disks can be represented by the linear non-homogeneous newline 
alignl recurrence relation newline
a_n = a_{n-1} + 1 + a_{n-1}, n &gt;= 2 newline
Initial conditions: a_1 = 1
</annotation>
  </semantics>
</math>
</file>

<file path=Object 10/content.xml><?xml version="1.0" encoding="utf-8"?>
<math xmlns="http://www.w3.org/1998/Math/MathML">
  <semantics>
    <mtable>
      <mtr>
        <mtd>
          <mrow>
            <msub>
              <mi>c</mi>
              <mi>n</mi>
            </msub>
            <mi>,</mi>
            <mi mathvariant="italic">the</mi>
            <mi mathvariant="italic">number</mi>
            <mi mathvariant="italic">of</mi>
            <mi mathvariant="italic">comparisons</mi>
            <mi mathvariant="italic">can</mi>
            <mi mathvariant="italic">be</mi>
            <mi mathvariant="italic">represented</mi>
            <mi mathvariant="italic">by</mi>
            <mi mathvariant="italic">the</mi>
            <mi mathvariant="italic">linear</mi>
            <mrow>
              <mi mathvariant="italic">non</mi>
              <mo stretchy="false">−</mo>
              <mi mathvariant="italic">homogeneous</mi>
            </mrow>
            <mi mathvariant="italic">recurrence</mi>
            <mi mathvariant="italic">relation</mi>
          </mrow>
        </mtd>
      </mtr>
      <mtr>
        <mtd>
          <mrow>
            <mrow>
              <msub>
                <mi>c</mi>
                <mi>n</mi>
              </msub>
              <mo stretchy="false">=</mo>
              <mrow>
                <mrow>
                  <msub>
                    <mi>c</mi>
                    <mrow>
                      <mrow>
                        <mi>n</mi>
                        <mo stretchy="false">/</mo>
                        <mn>2</mn>
                      </mrow>
                    </mrow>
                  </msub>
                  <mo stretchy="false">+</mo>
                  <msub>
                    <mi>c</mi>
                    <mrow>
                      <mrow>
                        <mi>n</mi>
                        <mo stretchy="false">/</mo>
                        <mn>2</mn>
                      </mrow>
                    </mrow>
                  </msub>
                </mrow>
                <mo stretchy="false">+</mo>
                <mn>1,</mn>
              </mrow>
            </mrow>
            <mrow>
              <mi>n</mi>
              <mo stretchy="false">≥</mo>
              <mn>2</mn>
            </mrow>
          </mrow>
        </mtd>
      </mtr>
      <mtr>
        <mtd>
          <mrow>
            <mi mathvariant="italic">Initial</mi>
            <mi mathvariant="italic">conditions</mi>
            <mi mathvariant="normal">:</mi>
            <mrow>
              <msub>
                <mi>c</mi>
                <mn>1</mn>
              </msub>
              <mo stretchy="false">=</mo>
              <mn>0</mn>
            </mrow>
          </mrow>
        </mtd>
      </mtr>
    </mtable>
    <annotation encoding="StarMath 5.0">c_n, the number of comparisons can be represented by the linear non-homogeneous recurrence relation newline
c_n = c_{n/2} + c_{n/2} + 1, n &gt;=2 newline
Initial conditions: c_1 = 0
</annotation>
  </semantics>
</math>
</file>

<file path=Object 11/content.xml><?xml version="1.0" encoding="utf-8"?>
<math xmlns="http://www.w3.org/1998/Math/MathML">
  <semantics>
    <mtable>
      <mtr>
        <mtd>
          <mrow>
            <msub>
              <mi>c</mi>
              <mi>n</mi>
            </msub>
            <mi>,</mi>
            <mi mathvariant="italic">the</mi>
            <mi mathvariant="italic">number</mi>
            <mi mathvariant="italic">of</mi>
            <mi mathvariant="italic">strings</mi>
            <mi mathvariant="italic">of</mi>
            <mi mathvariant="italic">length</mi>
            <mi>n</mi>
            <mi mathvariant="italic">with</mi>
            <mi mathvariant="italic">even</mi>
            <mi mathvariant="italic">number</mi>
            <mi mathvariant="italic">of</mi>
            <mi mathvariant="italic">ones</mi>
            <mi mathvariant="italic">can</mi>
            <mi mathvariant="italic">be</mi>
            <mi mathvariant="italic">represented</mi>
            <mi mathvariant="italic">by</mi>
            <mi mathvariant="italic">the</mi>
            <mi mathvariant="italic">linear</mi>
          </mrow>
        </mtd>
      </mtr>
      <mtr>
        <mtd>
          <mrow>
            <mi mathvariant="italic">non</mi>
            <mtext>-</mtext>
            <mi mathvariant="italic">homogeneous</mi>
            <mi mathvariant="italic">recurrence</mi>
            <mi mathvariant="italic">relation</mi>
          </mrow>
        </mtd>
      </mtr>
      <mtr>
        <mtd>
          <mrow>
            <mrow>
              <msub>
                <mi>c</mi>
                <mi>n</mi>
              </msub>
              <mo stretchy="false">=</mo>
              <mrow>
                <mo stretchy="false">(</mo>
                <mrow>
                  <mrow>
                    <mi>m</mi>
                    <mo stretchy="false">−</mo>
                    <mn>1</mn>
                  </mrow>
                </mrow>
                <mo stretchy="false">)</mo>
              </mrow>
            </mrow>
            <mrow>
              <msub>
                <mi>c</mi>
                <mrow>
                  <mrow>
                    <mi>n</mi>
                    <mo stretchy="false">−</mo>
                    <mn>1</mn>
                  </mrow>
                </mrow>
              </msub>
              <mo stretchy="false">+</mo>
              <mrow>
                <mo stretchy="false">[</mo>
                <mrow>
                  <msup>
                    <mi>m</mi>
                    <mrow>
                      <mrow>
                        <mi>n</mi>
                        <mo stretchy="false">−</mo>
                        <mn>1</mn>
                      </mrow>
                    </mrow>
                  </msup>
                  <mi>–</mi>
                  <msub>
                    <mi>c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</mrow>
                <mo stretchy="false">]</mo>
              </mrow>
            </mrow>
            <mi>,</mi>
            <mrow>
              <mi>n</mi>
              <mo stretchy="false">≥</mo>
              <mn>2</mn>
            </mrow>
          </mrow>
        </mtd>
      </mtr>
      <mtr>
        <mtd>
          <mrow>
            <mi mathvariant="italic">Initial</mi>
            <mi mathvariant="italic">conditions</mi>
            <mi mathvariant="normal">:</mi>
            <mrow>
              <msub>
                <mi>c</mi>
                <mn>1</mn>
              </msub>
              <mo stretchy="false">=</mo>
              <mrow>
                <mi>m</mi>
                <mo stretchy="false">−</mo>
                <mn>1</mn>
              </mrow>
            </mrow>
          </mrow>
        </mtd>
      </mtr>
    </mtable>
    <annotation encoding="StarMath 5.0">c_n, the number of strings of length n with even number of ones can be represented by the linear newline 
alignl non"-"homogeneous recurrence relation newline
c_n = (m-1)c_{n-1} + [ m^{n-1} – c_{n-1} ], n ge 2 newline
Initial conditions: c_1 = m-1
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bsup>
                  <mi>a</mi>
                  <mi>n</mi>
                  <mrow>
                    <mo stretchy="false">(</mo>
                    <mrow>
                      <mi>p</mi>
                    </mrow>
                    <mo stretchy="false">)</mo>
                  </mrow>
                </msubsup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row>
                              <mo stretchy="false">(</mo>
                              <mrow>
                                <msub>
                                  <mi>p</mi>
                                  <mi>t</mi>
                                </msub>
                                <mrow>
                                  <msup>
                                    <mi>n</mi>
                                    <mi>t</mi>
                                  </msup>
                                  <mo stretchy="false">+</mo>
                                  <msub>
                                    <mi>p</mi>
                                    <mrow>
                                      <mrow>
                                        <mi>t</mi>
                                        <mo stretchy="false">−</mo>
                                        <mn>1</mn>
                                      </mrow>
                                    </mrow>
                                  </msub>
                                </mrow>
                                <mrow>
                                  <mrow>
                                    <msup>
                                      <mi>n</mi>
                                      <mrow>
                                        <mrow>
                                          <mi>t</mi>
                                          <mo stretchy="false">−</mo>
                                          <mn>1</mn>
                                        </mrow>
                                      </mrow>
                                    </msup>
                                    <mo stretchy="false">+</mo>
                                    <mi>…</mi>
                                  </mrow>
                                  <mo stretchy="false">+</mo>
                                  <msub>
                                    <mi>p</mi>
                                    <mn>1</mn>
                                  </msub>
                                </mrow>
                                <mrow>
                                  <mi>n</mi>
                                  <mo stretchy="false">+</mo>
                                  <msub>
                                    <mi>p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sup>
                              <mi>s</mi>
                              <mi>n</mi>
                            </msup>
                          </mrow>
                        </mtd>
                        <mtd>
                          <mrow>
                            <mi mathvariant="italic">If</mi>
                            <mstyle mathvariant="bold">
                              <mrow>
                                <mi>s</mi>
                              </mrow>
                            </mstyle>
                            <mi mathvariant="italic">is</mi>
                            <mstyle mathvariant="bold">
                              <mrow>
                                <mi mathvariant="italic">not</mi>
                              </mrow>
                            </mstyle>
                            <mi>a</mi>
                            <mi mathvariant="italic">root</mi>
                            <mi mathvariant="italic">of</mi>
                            <mi mathvariant="italic">the</mi>
                            <mi mathvariant="italic">characteristic</mi>
                            <mi mathvariant="italic">equation</mi>
                          </mrow>
                        </mtd>
                      </mtr>
                      <mtr>
                        <mtd>
                          <mrow>
                            <msup>
                              <mi>n</mi>
                              <mi>m</mi>
                            </msup>
                            <mrow>
                              <mo stretchy="false">(</mo>
                              <mrow>
                                <msub>
                                  <mi>p</mi>
                                  <mi>t</mi>
                                </msub>
                                <mrow>
                                  <msup>
                                    <mi>n</mi>
                                    <mi>t</mi>
                                  </msup>
                                  <mo stretchy="false">+</mo>
                                  <msub>
                                    <mi>p</mi>
                                    <mrow>
                                      <mrow>
                                        <mi>t</mi>
                                        <mo stretchy="false">−</mo>
                                        <mn>1</mn>
                                      </mrow>
                                    </mrow>
                                  </msub>
                                </mrow>
                                <mrow>
                                  <mrow>
                                    <msup>
                                      <mi>n</mi>
                                      <mrow>
                                        <mrow>
                                          <mi>t</mi>
                                          <mo stretchy="false">−</mo>
                                          <mn>1</mn>
                                        </mrow>
                                      </mrow>
                                    </msup>
                                    <mo stretchy="false">+</mo>
                                    <mi>…</mi>
                                  </mrow>
                                  <mo stretchy="false">+</mo>
                                  <msub>
                                    <mi>p</mi>
                                    <mn>1</mn>
                                  </msub>
                                </mrow>
                                <mrow>
                                  <mi>n</mi>
                                  <mo stretchy="false">+</mo>
                                  <msub>
                                    <mi>p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sup>
                              <mi>s</mi>
                              <mi>n</mi>
                            </msup>
                          </mrow>
                        </mtd>
                        <mtd>
                          <mrow>
                            <mi mathvariant="italic">If</mi>
                            <mstyle mathvariant="bold">
                              <mrow>
                                <mi>s</mi>
                              </mrow>
                            </mstyle>
                            <mi mathvariant="italic">is</mi>
                            <mi>a</mi>
                            <mi mathvariant="italic">root</mi>
                            <mi mathvariant="italic">of</mi>
                            <mi mathvariant="italic">the</mi>
                            <mi mathvariant="italic">characteristic</mi>
                            <mi mathvariant="italic">equation</mi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style mathvariant="normal">
              <mrow>
                <mrow>
                  <mstyle mathvariant="bold">
                    <mrow>
                      <mi mathvariant="normal">m</mi>
                    </mrow>
                  </mstyle>
                  <mi>is</mi>
                  <mi>the</mi>
                  <mstyle mathvariant="bold">
                    <mrow>
                      <mi>multiplicity</mi>
                    </mrow>
                  </mstyle>
                  <mi>of</mi>
                  <mi>the</mi>
                  <mi>root</mi>
                  <mi>of</mi>
                  <mi>the</mi>
                  <mi>characteristic</mi>
                  <mi>equation</mi>
                </mrow>
              </mrow>
            </mstyle>
          </mrow>
        </mtd>
      </mtr>
      <mtr>
        <mtd>
          <mrow>
            <mstyle mathvariant="normal">
              <mrow>
                <mrow>
                  <mi>The</mi>
                  <mi>constants</mi>
                  <mi mathvariant="normal">,</mi>
                  <msub>
                    <mi mathvariant="normal">p</mi>
                    <mi mathvariant="normal">i</mi>
                  </msub>
                  <mi mathvariant="normal">,</mi>
                  <mi>can</mi>
                  <mi>be</mi>
                  <mi>determined</mi>
                  <mi>by</mi>
                  <mi>substituting</mi>
                  <mi>the</mi>
                  <mi>particular</mi>
                  <mi>solution</mi>
                  <mi mathvariant="normal">,</mi>
                  <msubsup>
                    <mi mathvariant="normal">a</mi>
                    <mi mathvariant="normal">n</mi>
                    <mrow>
                      <mo stretchy="false">(</mo>
                      <mrow>
                        <mi mathvariant="normal">p</mi>
                      </mrow>
                      <mo stretchy="false">)</mo>
                    </mrow>
                  </msubsup>
                  <mi mathvariant="normal">,</mi>
                  <mstyle mathvariant="italic">
                    <mrow>
                      <mtext>in</mtext>
                    </mrow>
                  </mstyle>
                  <mi>the</mi>
                  <mi>recurrence</mi>
                  <mi>relation</mi>
                </mrow>
              </mrow>
            </mstyle>
          </mrow>
        </mtd>
      </mtr>
    </mtable>
    <annotation encoding="StarMath 5.0">{a_n^(p) = left lbrace 
matrix  {
(p_t n^t + p_{t-1} n^{t-1} + … + p_1 n + p_0) s^n # 
If bold s is bold not a root of the characteristic equation ##
n^m (p_t n^t + p_{t-1} n^{t-1} + … + p_1 n + p_0) s^n # 
If bold s is a root of the characteristic equation
}
right none} newline
nitalic {bold m is the bold multiplicity of the root of the characteristic equation} newline
nitalic {The constants, p_i, can be determined by substituting the particular solution, a_n^(p), italic"in" the recurrence relation}
</annotation>
  </semantics>
</math>
</file>

<file path=Object 2/content.xml><?xml version="1.0" encoding="utf-8"?>
<math xmlns="http://www.w3.org/1998/Math/MathML">
  <semantics>
    <mrow>
      <mrow>
        <msub>
          <mi>a</mi>
          <mi>n</mi>
        </msub>
        <mo stretchy="false">=</mo>
        <msub>
          <mi>c</mi>
          <mn>1</mn>
        </msub>
      </mrow>
      <mrow>
        <msub>
          <mi>a</mi>
          <mrow>
            <mrow>
              <mi>n</mi>
              <mo stretchy="false">−</mo>
              <mn>1</mn>
            </mrow>
          </mrow>
        </msub>
        <mo stretchy="false">+</mo>
        <msub>
          <mi>c</mi>
          <mn>2</mn>
        </msub>
      </mrow>
      <mrow>
        <mrow>
          <msub>
            <mi>a</mi>
            <mrow>
              <mrow>
                <mi>n</mi>
                <mo stretchy="false">−</mo>
                <mn>2</mn>
              </mrow>
            </mrow>
          </msub>
          <mo stretchy="false">+</mo>
          <mi>…</mi>
        </mrow>
        <mo stretchy="false">+</mo>
        <msub>
          <mi>c</mi>
          <mi>k</mi>
        </msub>
      </mrow>
      <mrow>
        <msub>
          <mi>a</mi>
          <mrow>
            <mrow>
              <mi>n</mi>
              <mo stretchy="false">−</mo>
              <mi>k</mi>
            </mrow>
          </mrow>
        </msub>
        <mo stretchy="false">+</mo>
        <mi>f</mi>
      </mrow>
      <mrow>
        <mo stretchy="false">(</mo>
        <mrow>
          <mi>n</mi>
        </mrow>
        <mo stretchy="false">)</mo>
      </mrow>
    </mrow>
    <annotation encoding="StarMath 5.0">a_n = c_1 a_{n-1} + c_2 a_{n-2} + … + c_k a_{n-k} + f(n)</annotation>
  </semantics>
</math>
</file>

<file path=Object 3/content.xml><?xml version="1.0" encoding="utf-8"?>
<math xmlns="http://www.w3.org/1998/Math/MathML">
  <semantics>
    <mrow>
      <mrow>
        <msub>
          <mi>a</mi>
          <mi>n</mi>
        </msub>
        <mo stretchy="false">=</mo>
        <mrow>
          <msubsup>
            <mi>a</mi>
            <mi>n</mi>
            <mrow>
              <mo stretchy="false">(</mo>
              <mrow>
                <mi>p</mi>
              </mrow>
              <mo stretchy="false">)</mo>
            </mrow>
          </msubsup>
          <mo stretchy="false">+</mo>
          <msubsup>
            <mi>a</mi>
            <mi>n</mi>
            <mrow>
              <mo stretchy="false">(</mo>
              <mrow>
                <mi>h</mi>
              </mrow>
              <mo stretchy="false">)</mo>
            </mrow>
          </msubsup>
        </mrow>
      </mrow>
    </mrow>
    <annotation encoding="StarMath 5.0">a_n = a_n^(p) + a_n^(h)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o stretchy="false">(</mo>
          <mrow>
            <msub>
              <mi>b</mi>
              <mi>t</mi>
            </msub>
            <mrow>
              <msup>
                <mi>n</mi>
                <mi>t</mi>
              </msup>
              <mo stretchy="false">+</mo>
              <msub>
                <mi>b</mi>
                <mrow>
                  <mrow>
                    <mi>t</mi>
                    <mo stretchy="false">−</mo>
                    <mn>1</mn>
                  </mrow>
                </mrow>
              </msub>
            </mrow>
            <mrow>
              <mrow>
                <msup>
                  <mi>n</mi>
                  <mrow>
                    <mrow>
                      <mi>t</mi>
                      <mo stretchy="false">−</mo>
                      <mn>1</mn>
                    </mrow>
                  </mrow>
                </msup>
                <mo stretchy="false">+</mo>
                <mi>…</mi>
              </mrow>
              <mo stretchy="false">+</mo>
              <msub>
                <mi>b</mi>
                <mn>1</mn>
              </msub>
            </mrow>
            <mrow>
              <mi>n</mi>
              <mo stretchy="false">+</mo>
              <msub>
                <mi>b</mi>
                <mn>0</mn>
              </msub>
            </mrow>
          </mrow>
          <mo stretchy="false">)</mo>
        </mrow>
      </mrow>
      <msup>
        <mi>s</mi>
        <mi>n</mi>
      </msup>
    </mrow>
    <annotation encoding="StarMath 5.0">f(n) = (b_t n^t + b_{t-1} n^{t-1} + … + b_1 n + b_0)s^n</annotation>
  </semantics>
</math>
</file>

<file path=Object 5/content.xml><?xml version="1.0" encoding="utf-8"?>
<math xmlns="http://www.w3.org/1998/Math/MathML">
  <semantics>
    <mrow>
      <msubsup>
        <mi>a</mi>
        <mi>n</mi>
        <mrow>
          <mo stretchy="false">(</mo>
          <mrow>
            <mi>h</mi>
          </mrow>
          <mo stretchy="false">)</mo>
        </mrow>
      </msubsup>
    </mrow>
    <annotation encoding="StarMath 5.0">a_n^(h)</annotation>
  </semantics>
</math>
</file>

<file path=Object 6/content.xml><?xml version="1.0" encoding="utf-8"?>
<math xmlns="http://www.w3.org/1998/Math/MathML">
  <semantics>
    <mrow>
      <mrow>
        <msub>
          <mi>a</mi>
          <mi>n</mi>
        </msub>
        <mo stretchy="false">=</mo>
        <msub>
          <mi>c</mi>
          <mn>1</mn>
        </msub>
      </mrow>
      <mrow>
        <msub>
          <mi>a</mi>
          <mrow>
            <mrow>
              <mi>n</mi>
              <mo stretchy="false">−</mo>
              <mn>1</mn>
            </mrow>
          </mrow>
        </msub>
        <mo stretchy="false">+</mo>
        <msub>
          <mi>c</mi>
          <mn>2</mn>
        </msub>
      </mrow>
      <mrow>
        <mrow>
          <msub>
            <mi>a</mi>
            <mrow>
              <mrow>
                <mi>n</mi>
                <mo stretchy="false">−</mo>
                <mn>2</mn>
              </mrow>
            </mrow>
          </msub>
          <mo stretchy="false">+</mo>
          <mi>…</mi>
        </mrow>
        <mo stretchy="false">+</mo>
        <msub>
          <mi>c</mi>
          <mi>k</mi>
        </msub>
      </mrow>
      <msub>
        <mi>a</mi>
        <mrow>
          <mrow>
            <mi>n</mi>
            <mo stretchy="false">−</mo>
            <mi>k</mi>
          </mrow>
        </mrow>
      </msub>
    </mrow>
    <annotation encoding="StarMath 5.0">a_n = c_1 a_{n-1} + c_2 a_{n-2} + … + c_k a_{n-k}</annotation>
  </semantics>
</math>
</file>

<file path=Object 7/content.xml><?xml version="1.0" encoding="utf-8"?>
<math xmlns="http://www.w3.org/1998/Math/MathML">
  <semantics>
    <mrow>
      <msubsup>
        <mi>a</mi>
        <mi>n</mi>
        <mrow>
          <mo stretchy="false">(</mo>
          <mrow>
            <mi>p</mi>
          </mrow>
          <mo stretchy="false">)</mo>
        </mrow>
      </msubsup>
    </mrow>
    <annotation encoding="StarMath 5.0"> a_n^(p)</annotation>
  </semantics>
</math>
</file>